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0.979cm"/>
    </style:style>
    <style:style style:name="co3" style:family="table-column">
      <style:table-column-properties fo:break-before="auto" style:column-width="1.743cm"/>
    </style:style>
    <style:style style:name="co4" style:family="table-column">
      <style:table-column-properties fo:break-before="auto" style:column-width="1.034cm"/>
    </style:style>
    <style:style style:name="co5" style:family="table-column">
      <style:table-column-properties fo:break-before="auto" style:column-width="1.215cm"/>
    </style:style>
    <style:style style:name="co6" style:family="table-column">
      <style:table-column-properties fo:break-before="auto" style:column-width="1.307cm"/>
    </style:style>
    <style:style style:name="co7" style:family="table-column">
      <style:table-column-properties fo:break-before="auto" style:column-width="1.778cm"/>
    </style:style>
    <style:style style:name="co8" style:family="table-column">
      <style:table-column-properties fo:break-before="auto" style:column-width="1.616cm"/>
    </style:style>
    <style:style style:name="co9" style:family="table-column">
      <style:table-column-properties fo:break-before="auto" style:column-width="1.288cm"/>
    </style:style>
    <style:style style:name="co10" style:family="table-column">
      <style:table-column-properties fo:break-before="auto" style:column-width="0.998cm"/>
    </style:style>
    <style:style style:name="co11" style:family="table-column">
      <style:table-column-properties fo:break-before="auto" style:column-width="1.669cm"/>
    </style:style>
    <style:style style:name="co12" style:family="table-column">
      <style:table-column-properties fo:break-before="auto" style:column-width="1.233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1.85cm"/>
    </style:style>
    <style:style style:name="co15" style:family="table-column">
      <style:table-column-properties fo:break-before="auto" style:column-width="1.596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1.325cm"/>
    </style:style>
    <style:style style:name="co18" style:family="table-column">
      <style:table-column-properties fo:break-before="auto" style:column-width="1.342cm"/>
    </style:style>
    <style:style style:name="co19" style:family="table-column">
      <style:table-column-properties fo:break-before="auto" style:column-width="1.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Universal gas constant</text:p>
          </table:table-cell>
          <table:table-cell/>
          <table:table-cell office:value-type="float" office:value="8314.47" calcext:value-type="float">
            <text:p>8314.47</text:p>
          </table:table-cell>
          <table:table-cell table:number-columns-repeated="3"/>
          <table:table-cell office:value-type="string" calcext:value-type="string">
            <text:p>Nu Ra exponent</text:p>
          </table:table-cell>
          <table:table-cell office:value-type="float" office:value="0.276" calcext:value-type="float">
            <text:p>0.276</text:p>
          </table:table-cell>
          <table:table-cell table:number-columns-repeated="3"/>
          <table:table-cell office:value-type="string" calcext:value-type="string">
            <text:p>Critical wavelength</text:p>
          </table:table-cell>
          <table:table-cell office:value-type="float" office:value="2.02" calcext:value-type="float">
            <text:p>2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table:style-name="ce1" office:value-type="float" office:value="100000" calcext:value-type="float">
            <text:p>1.00E+05</text:p>
          </table:table-cell>
          <table:table-cell table:number-columns-repeated="3"/>
          <table:table-cell office:value-type="string" calcext:value-type="string">
            <text:p>Nu Ra scale</text:p>
          </table:table-cell>
          <table:table-cell office:value-type="float" office:value="0.186" calcext:value-type="float">
            <text:p>0.1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kJ</text:p>
          </table:table-cell>
          <table:table-cell table:number-columns-repeated="10"/>
          <table:table-cell office:value-type="string" calcext:value-type="string">
            <text:p>Time scales</text:p>
          </table:table-cell>
          <table:table-cell table:number-columns-repeated="2"/>
          <table:table-cell office:value-type="string" calcext:value-type="string">
            <text:p>Lengt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Te=4TB</text:p>
          </table:table-cell>
          <table:table-cell office:value-type="string" calcext:value-type="string">
            <text:p>Tto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nz</text:p>
          </table:table-cell>
        </table:table-row>
        <table:table-row table:style-name="ro1">
          <table:table-cell table:style-name="ce1" table:formula="of:=[.C5]*[.E5]*[.D5]^3/([.F5]*[.G5]*[.H5])" office:value-type="float" office:value="1000000" calcext:value-type="float">
            <text:p>1.00E+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0.0001" calcext:value-type="float">
            <text:p>1.00E-04</text:p>
          </table:table-cell>
          <table:table-cell table:formula="of:=[.G5]/[.B5]"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table:formula="of:=[.$C$2]/[.I5]/[.F5]" office:value-type="float" office:value="100" calcext:value-type="float">
            <text:p>100</text:p>
          </table:table-cell>
          <table:table-cell table:formula="of:=[.$C$1]/[.J5]" office:value-type="float" office:value="83.1447" calcext:value-type="float">
            <text:p>83.1447</text:p>
          </table:table-cell>
          <table:table-cell table:formula="of:=[.E5]*[.C5]/[.F5]" office:value-type="float" office:value="0.01" calcext:value-type="float">
            <text:p>0.01</text:p>
          </table:table-cell>
          <table:table-cell table:formula="of:=[.$H$2]*[.A5]^[.$H$1]" office:value-type="float" office:value="8.42389498620735" calcext:value-type="float">
            <text:p>8.42389498620735</text:p>
          </table:table-cell>
          <table:table-cell table:formula="of:=4*SQRT([.D5]/[.L5])" office:value-type="float" office:value="40" calcext:value-type="float">
            <text:p>40</text:p>
          </table:table-cell>
          <table:table-cell table:formula="of:=25*[.N5]" office:value-type="float" office:value="1000" calcext:value-type="float">
            <text:p>1000</text:p>
          </table:table-cell>
          <table:table-cell table:formula="of:=0.001*[.N5]" office:value-type="float" office:value="0.04" calcext:value-type="float">
            <text:p>0.04</text:p>
          </table:table-cell>
          <table:table-cell table:formula="of:=2*[.D5]*([.B5]^2/(([.M5]-1)*[.A5])^0.25)" office:value-type="float" office:value="0.038315283266788" calcext:value-type="float">
            <text:p>0.038315283266788</text:p>
          </table:table-cell>
          <table:table-cell table:formula="of:=[.$M$1]*[.D5]" office:value-type="float" office:value="2.02" calcext:value-type="float">
            <text:p>2.02</text:p>
          </table:table-cell>
          <table:table-cell table:formula="of:=[.R5]/[.Q5]" office:value-type="float" office:value="52.7204767333915" calcext:value-type="float">
            <text:p>52.7204767333915</text:p>
          </table:table-cell>
          <table:table-cell table:formula="of:=[.D5]/[.Q5]" office:value-type="float" office:value="26.0992459076196" calcext:value-type="float">
            <text:p>26.0992459076196</text:p>
          </table:table-cell>
        </table:table-row>
        <table:table-row table:style-name="ro1">
          <table:table-cell table:style-name="ce1" table:formula="of:=[.C6]*[.E6]*[.D6]^3/([.F6]*[.G6]*[.H6])" office:value-type="float" office:value="10000000" calcext:value-type="float">
            <text:p>1.00E+0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1" table:formula="of:=0.0001*SQRT(0.1)" office:value-type="float" office:value="0.0000316227766016838" calcext:value-type="float">
            <text:p>3.16E-05</text:p>
          </table:table-cell>
          <table:table-cell table:formula="of:=[.G6]/[.B6]" office:value-type="float" office:value="0.0000316227766016838" calcext:value-type="float">
            <text:p>3.16227766016838E-05</text:p>
          </table:table-cell>
          <table:table-cell office:value-type="float" office:value="1" calcext:value-type="float">
            <text:p>1</text:p>
          </table:table-cell>
          <table:table-cell table:formula="of:=[.$C$2]/[.I6]/[.F6]" office:value-type="float" office:value="100" calcext:value-type="float">
            <text:p>100</text:p>
          </table:table-cell>
          <table:table-cell table:formula="of:=[.$C$1]/[.J6]" office:value-type="float" office:value="83.1447" calcext:value-type="float">
            <text:p>83.1447</text:p>
          </table:table-cell>
          <table:table-cell table:formula="of:=[.E6]*[.C6]/[.F6]" office:value-type="float" office:value="0.01" calcext:value-type="float">
            <text:p>0.01</text:p>
          </table:table-cell>
          <table:table-cell table:formula="of:=[.$H$2]*[.A6]^[.$H$1]" office:value-type="float" office:value="15.9042408596551" calcext:value-type="float">
            <text:p>15.9042408596551</text:p>
          </table:table-cell>
          <table:table-cell table:formula="of:=4*SQRT([.D6]/[.L6])" office:value-type="float" office:value="40" calcext:value-type="float">
            <text:p>40</text:p>
          </table:table-cell>
          <table:table-cell table:formula="of:=60*[.N6]" office:value-type="float" office:value="2400" calcext:value-type="float">
            <text:p>2400</text:p>
          </table:table-cell>
          <table:table-cell table:formula="of:=0.0005*[.N6]" office:value-type="float" office:value="0.02" calcext:value-type="float">
            <text:p>0.02</text:p>
          </table:table-cell>
          <table:table-cell table:formula="of:=2*[.D6]*([.B6]^2/(([.M6]-1)*[.A6])^0.25)" office:value-type="float" office:value="0.0181009984245097" calcext:value-type="float">
            <text:p>0.0181009984245097</text:p>
          </table:table-cell>
          <table:table-cell table:formula="of:=[.$M$1]*[.D6]" office:value-type="float" office:value="2.02" calcext:value-type="float">
            <text:p>2.02</text:p>
          </table:table-cell>
          <table:table-cell table:formula="of:=[.R6]/[.Q6]" office:value-type="float" office:value="111.596054130628" calcext:value-type="float">
            <text:p>111.596054130628</text:p>
          </table:table-cell>
          <table:table-cell table:formula="of:=[.D6]/[.Q6]" office:value-type="float" office:value="55.2455713517961" calcext:value-type="float">
            <text:p>55.2455713517961</text:p>
          </table:table-cell>
        </table:table-row>
        <table:table-row table:style-name="ro1">
          <table:table-cell table:style-name="ce1" table:formula="of:=[.C7]*[.E7]*[.D7]^3/([.F7]*[.G7]*[.H7])" office:value-type="float" office:value="100000000" calcext:value-type="float">
            <text:p>1.00E+0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formula="of:=[.$C$2]/[.I7]/[.F7]" office:value-type="float" office:value="100" calcext:value-type="float">
            <text:p>100</text:p>
          </table:table-cell>
          <table:table-cell table:formula="of:=[.$C$1]/[.J7]" office:value-type="float" office:value="83.1447" calcext:value-type="float">
            <text:p>83.1447</text:p>
          </table:table-cell>
          <table:table-cell table:formula="of:=[.E7]*[.C7]/[.F7]" office:value-type="float" office:value="0.01" calcext:value-type="float">
            <text:p>0.01</text:p>
          </table:table-cell>
          <table:table-cell table:formula="of:=[.$H$2]*[.A7]^[.$H$1]" office:value-type="float" office:value="30.0270691569727" calcext:value-type="float">
            <text:p>30.0270691569727</text:p>
          </table:table-cell>
          <table:table-cell table:formula="of:=4*SQRT([.D7]/[.L7])" office:value-type="float" office:value="40" calcext:value-type="float">
            <text:p>40</text:p>
          </table:table-cell>
          <table:table-cell table:formula="of:=25*[.N7]" office:value-type="float" office:value="1000" calcext:value-type="float">
            <text:p>1000</text:p>
          </table:table-cell>
          <table:table-cell table:formula="of:=0.001*[.N7]" office:value-type="float" office:value="0.04" calcext:value-type="float">
            <text:p>0.04</text:p>
          </table:table-cell>
          <table:table-cell table:formula="of:=2*[.D7]*([.B7]^2/(([.M7]-1)*[.A7])^0.25)" office:value-type="float" office:value="0.00861646639879671" calcext:value-type="float">
            <text:p>0.00861646639879671</text:p>
          </table:table-cell>
          <table:table-cell table:formula="of:=[.$M$1]*[.D7]" office:value-type="float" office:value="2.02" calcext:value-type="float">
            <text:p>2.02</text:p>
          </table:table-cell>
          <table:table-cell table:formula="of:=[.R7]/[.Q7]" office:value-type="float" office:value="234.434849102655" calcext:value-type="float">
            <text:p>234.434849102655</text:p>
          </table:table-cell>
          <table:table-cell table:formula="of:=[.D7]/[.Q7]" office:value-type="float" office:value="116.056855991413" calcext:value-type="float">
            <text:p>116.0568559914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ilary Weller</meta:initial-creator>
    <meta:creation-date>2023-08-09T08:53:09.813400243</meta:creation-date>
    <meta:generator>LibreOffice/7.3.7.2$Linux_X86_64 LibreOffice_project/30$Build-2</meta:generator>
    <dc:date>2023-08-09T15:54:57.188559663</dc:date>
    <dc:creator>Hilary Weller</dc:creator>
    <meta:editing-duration>PT2H4M48S</meta:editing-duration>
    <meta:editing-cycles>7</meta:editing-cycles>
    <meta:document-statistic meta:table-count="1" meta:cell-count="94" meta:object-count="0"/>
  </office:meta>
</office:document-meta>
</file>